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_201028_FU_M10_T7_tuning" table:style-name="ta1">
        <table:shapes>
          <draw:frame draw:z-index="0" draw:style-name="gr1" draw:text-style-name="P1" svg:width="6.2988in" svg:height="3.5429in" svg:x="5.6823in" svg:y="0.1024in">
            <draw:object draw:notify-on-update-of-ranges="M_201028_FU_M10_T7_tuning.B1:M_201028_FU_M10_T7_tuning.B1 M_201028_FU_M10_T7_tuning.B2:M_201028_FU_M10_T7_tuning.B21 M_201028_FU_M10_T7_tuning.E1:M_201028_FU_M10_T7_tuning.E1 M_201028_FU_M10_T7_tuning.E2:M_201028_FU_M10_T7_tuning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Validation_Set</text:p>
          </table:table-cell>
          <table:table-cell office:value-type="string" calcext:value-type="string">
            <text:p>Topics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oherence</text:p>
          </table:table-cell>
          <table:table-cell office:value-type="string" calcext:value-type="string">
            <text:p>Perplexity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736996208306784" calcext:value-type="float">
            <text:p>-0.007369962083068</text:p>
          </table:table-cell>
          <table:table-cell office:value-type="float" office:value="-6.95605868892603" calcext:value-type="float">
            <text:p>-6.95605868892603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23341519748112" calcext:value-type="float">
            <text:p>-0.012334151974811</text:p>
          </table:table-cell>
          <table:table-cell office:value-type="float" office:value="-7.08062813586138" calcext:value-type="float">
            <text:p>-7.08062813586138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13698310505606" calcext:value-type="float">
            <text:p>-0.011369831050561</text:p>
          </table:table-cell>
          <table:table-cell office:value-type="float" office:value="-7.18933833592751" calcext:value-type="float">
            <text:p>-7.18933833592751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920030072786485" calcext:value-type="float">
            <text:p>-0.009200300727865</text:p>
          </table:table-cell>
          <table:table-cell office:value-type="float" office:value="-7.28492087876923" calcext:value-type="float">
            <text:p>-7.28492087876923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00611307047277" calcext:value-type="float">
            <text:p>-0.010061130704728</text:p>
          </table:table-cell>
          <table:table-cell office:value-type="float" office:value="-7.37760605598403" calcext:value-type="float">
            <text:p>-7.37760605598403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23536316856587" calcext:value-type="float">
            <text:p>-0.012353631685659</text:p>
          </table:table-cell>
          <table:table-cell office:value-type="float" office:value="-7.45883709070651" calcext:value-type="float">
            <text:p>-7.45883709070651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14616714334607" calcext:value-type="float">
            <text:p>-0.011461671433461</text:p>
          </table:table-cell>
          <table:table-cell office:value-type="float" office:value="-7.60937322271935" calcext:value-type="float">
            <text:p>-7.60937322271935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937741357244408" calcext:value-type="float">
            <text:p>-0.009377413572444</text:p>
          </table:table-cell>
          <table:table-cell office:value-type="float" office:value="-8.15322021124901" calcext:value-type="float">
            <text:p>-8.15322021124901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01244068242654" calcext:value-type="float">
            <text:p>-0.010124406824265</text:p>
          </table:table-cell>
          <table:table-cell office:value-type="float" office:value="-8.88316188711549" calcext:value-type="float">
            <text:p>-8.88316188711549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0953191548146" calcext:value-type="float">
            <text:p>-0.010953191548146</text:p>
          </table:table-cell>
          <table:table-cell office:value-type="float" office:value="-9.36442733888694" calcext:value-type="float">
            <text:p>-9.36442733888694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02358930841162" calcext:value-type="float">
            <text:p>-0.010235893084116</text:p>
          </table:table-cell>
          <table:table-cell office:value-type="float" office:value="-9.60757261114746" calcext:value-type="float">
            <text:p>-9.60757261114746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08765181903133" calcext:value-type="float">
            <text:p>-0.010876518190313</text:p>
          </table:table-cell>
          <table:table-cell office:value-type="float" office:value="-9.75768580941789" calcext:value-type="float">
            <text:p>-9.75768580941789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999471289872795" calcext:value-type="float">
            <text:p>-0.009994712898728</text:p>
          </table:table-cell>
          <table:table-cell office:value-type="float" office:value="-9.86322629286732" calcext:value-type="float">
            <text:p>-9.86322629286732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04145445694517" calcext:value-type="float">
            <text:p>-0.010414544569452</text:p>
          </table:table-cell>
          <table:table-cell office:value-type="float" office:value="-9.95037595927563" calcext:value-type="float">
            <text:p>-9.95037595927563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00641384001108" calcext:value-type="float">
            <text:p>-0.010064138400111</text:p>
          </table:table-cell>
          <table:table-cell office:value-type="float" office:value="-10.0277965405253" calcext:value-type="float">
            <text:p>-10.0277965405253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18062854918582" calcext:value-type="float">
            <text:p>-0.011806285491858</text:p>
          </table:table-cell>
          <table:table-cell office:value-type="float" office:value="-10.0957583706316" calcext:value-type="float">
            <text:p>-10.0957583706316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14813879140426" calcext:value-type="float">
            <text:p>-0.011481387914043</text:p>
          </table:table-cell>
          <table:table-cell office:value-type="float" office:value="-10.1694006120922" calcext:value-type="float">
            <text:p>-10.1694006120922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12353216697875" calcext:value-type="float">
            <text:p>-0.011235321669788</text:p>
          </table:table-cell>
          <table:table-cell office:value-type="float" office:value="-10.3256441517041" calcext:value-type="float">
            <text:p>-10.3256441517041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04910068864213" calcext:value-type="float">
            <text:p>-0.010491006886421</text:p>
          </table:table-cell>
          <table:table-cell office:value-type="float" office:value="-10.5903743379982" calcext:value-type="float">
            <text:p>-10.5903743379982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22883826060502" calcext:value-type="float">
            <text:p>-0.01228838260605</text:p>
          </table:table-cell>
          <table:table-cell office:value-type="float" office:value="-10.9238068623402" calcext:value-type="float">
            <text:p>-10.92380686234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8T07:02:49.912554433</dc:date>
    <meta:editing-duration>PT2M56S</meta:editing-duration>
    <meta:editing-cycles>1</meta:editing-cycles>
    <meta:document-statistic meta:table-count="1" meta:cell-count="126" meta:object-count="1"/>
    <meta:generator>LibreOffice/6.4.3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16cm" svg:y="4.201cm" style:legend-expansion="high" chart:style-name="ch2"/>
        <chart:plot-area chart:style-name="ch3" table:cell-range-address="M_201028_FU_M10_T7_tuning.B1:M_201028_FU_M10_T7_tuning.B21 M_201028_FU_M10_T7_tuning.E1:M_201028_FU_M10_T7_tuning.E21" chart:data-source-has-labels="both" svg:x="0.32cm" svg:y="0.18cm" svg:width="12.376cm" svg:height="8.64cm">
          <chartooo:coordinate-region svg:x="1.524cm" svg:y="0.379cm" svg:width="10.986cm" svg:height="8.242cm"/>
          <chart:axis chart:dimension="x" chart:name="primary-x" chart:style-name="ch4" chartooo:axis-type="auto">
            <chartooo:date-scale/>
            <chart:categories table:cell-range-address="M_201028_FU_M10_T7_tuning.B2:M_201028_FU_M10_T7_tuning.B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_201028_FU_M10_T7_tuning.E2:M_201028_FU_M10_T7_tuning.E21" chart:label-cell-address="M_201028_FU_M10_T7_tuning.E1:M_201028_FU_M10_T7_tuning.E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herence</text:p>
                <draw:g>
                  <svg:desc>M_201028_FU_M10_T7_tuning.E1:M_201028_FU_M10_T7_tuning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M_201028_FU_M10_T7_tuning.B2:M_201028_FU_M10_T7_tuning.B21</svg:desc>
                </draw:g>
              </table:table-cell>
              <table:table-cell office:value-type="float" office:value="-0.00736996208306784">
                <text:p>-0.00736996208306784</text:p>
                <draw:g>
                  <svg:desc>M_201028_FU_M10_T7_tuning.E2:M_201028_FU_M10_T7_tuning.E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123341519748112">
                <text:p>-0.012334151974811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0113698310505606">
                <text:p>-0.01136983105056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0920030072786485">
                <text:p>-0.0092003007278648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0100611307047277">
                <text:p>-0.010061130704727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0123536316856587">
                <text:p>-0.012353631685658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114616714334607">
                <text:p>-0.011461671433460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00937741357244408">
                <text:p>-0.0093774135724440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0101244068242654">
                <text:p>-0.01012440682426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010953191548146">
                <text:p>-0.01095319154814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0102358930841162">
                <text:p>-0.010235893084116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0108765181903133">
                <text:p>-0.010876518190313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00999471289872795">
                <text:p>-0.0099947128987279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0104145445694517">
                <text:p>-0.010414544569451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0100641384001108">
                <text:p>-0.010064138400110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0118062854918582">
                <text:p>-0.011806285491858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0114813879140426">
                <text:p>-0.011481387914042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0112353216697875">
                <text:p>-0.011235321669787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0104910068864213">
                <text:p>-0.01049100688642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0122883826060502">
                <text:p>-0.01228838260605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